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1" svg:width="102.07mm" svg:height="109.23mm" svg:x="176.8mm" svg:y="16.7mm">
            <text:p text:style-name="P1">If (a&lt;=d) a*b</text:p>
            <text:p text:style-name="P1">Else a * b + (a – d) * b *(c/1)</text:p>
            <text:p text:style-name="P1"/>
            <text:p text:style-name="P1">Jeżeli liczba przepracowanych godzin jest mniejsza od</text:p>
            <text:p text:style-name="P1">Liczby nadgodzin bez premii pomnóż liczbę nadgodzin przez</text:p>
            <text:p text:style-name="P1">Stawkę płac. W przeciwnym wypadku oblicz liczbę</text:p>
            <text:p text:style-name="P1">Nadgodzin z premią i </text:p>
            <text:p text:style-name="P1"/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 office:value-type="string" calcext:value-type="string">
            <text:p>d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 office:value-type="string" calcext:value-type="string">
            <text:p>c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string" calcext:value-type="string">
            <text:p>b</text:p>
          </table:table-cell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 office:value-type="string" calcext:value-type="string">
            <text:p>a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1:54:41.53491094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4T12:11:29.796187254</dc:date>
    <meta:print-date>2003-03-13T12:37:37</meta:print-date>
    <meta:generator>LibreOffice/6.0.2.1$Linux_X86_64 LibreOffice_project/00m0$Build-1</meta:generator>
    <meta:editing-duration>PT5M31S</meta:editing-duration>
    <meta:editing-cycles>3</meta:editing-cycles>
    <meta:document-statistic meta:table-count="3" meta:cell-count="20" meta:object-count="2"/>
  </office:meta>
</office:document-meta>
</file>